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/>
    <style:font-face style:name="Tahoma" svg:font-family="Tahoma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6.414cm" fo:margin-left="-0.199cm" fo:margin-right="0cm" table:align="margins" style:writing-mode="lr-tb"/>
    </style:style>
    <style:style style:name="Table1.A" style:family="table-column">
      <style:table-column-properties style:column-width="2.032cm" style:rel-column-width="5041*"/>
    </style:style>
    <style:style style:name="Table1.M" style:family="table-column">
      <style:table-column-properties style:column-width="2.032cm" style:rel-column-width="5043*"/>
    </style:style>
    <style:style style:name="P1" style:family="paragraph" style:parent-style-name="Standard">
      <style:paragraph-properties fo:margin-top="0cm" fo:margin-bottom="0cm" loext:contextual-spacing="false" fo:line-height="100%" fo:break-before="page"/>
      <style:text-properties fo:font-size="12pt"/>
    </style:style>
    <style:style style:name="P2" style:family="paragraph" style:parent-style-name="Standard">
      <style:paragraph-properties fo:margin-top="0cm" fo:margin-bottom="0cm" loext:contextual-spacing="false" fo:line-height="100%" fo:break-before="page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2pt"/>
    </style:style>
    <style:style style:name="P5" style:family="paragraph" style:parent-style-name="Standard">
      <style:paragraph-properties fo:margin-top="0cm" fo:margin-bottom="0cm" loext:contextual-spacing="false"/>
      <style:text-properties fo:font-size="12pt" fo:font-style="italic" fo:font-weight="bold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Calibri" fo:font-size="11pt" fo:language="en" fo:country="GB" fo:font-weight="normal"/>
    </style:style>
    <style:style style:name="P8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/>
    </style:style>
    <style:style style:name="P9" style:family="paragraph" style:parent-style-name="Standard">
      <style:paragraph-properties fo:margin-top="0cm" fo:margin-bottom="0cm" loext:contextual-spacing="false"/>
      <style:text-properties fo:font-size="12pt" style:text-underline-style="solid" style:text-underline-width="auto" style:text-underline-color="font-color" fo:font-weight="bold"/>
    </style:style>
    <style:style style:name="P10" style:family="paragraph" style:parent-style-name="Standard">
      <style:paragraph-properties fo:margin-top="0cm" fo:margin-bottom="0cm" loext:contextual-spacing="false"/>
      <style:text-properties fo:font-size="12pt" fo:font-style="italic" fo:font-weight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1pt" fo:language="en" fo:country="GB" fo:font-weight="normal"/>
    </style:style>
    <style:style style:name="P13" style:family="paragraph" style:parent-style-name="Standard">
      <style:paragraph-properties fo:margin-top="0cm" fo:margin-bottom="0cm" loext:contextual-spacing="false" fo:line-height="100%" fo:break-before="page"/>
      <style:text-properties fo:font-size="12pt"/>
    </style:style>
    <style:style style:name="P14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Calibri" fo:font-size="11pt" fo:language="en" fo:country="GB" fo:font-weight="normal"/>
    </style:style>
    <style:style style:name="T1" style:family="text">
      <style:text-properties officeooo:rsid="0011b97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8">Stage of Development:</text:p>
        <text:p text:style-name="P9">Key Deficiencies from Athlete Profile:</text:p>
        <text:p text:style-name="P5">ABCS:</text:p>
        <text:p text:style-name="P5">Technical</text:p>
        <text:p text:style-name="P5">Physical prep/ component of Fitness</text:p>
        <text:p text:style-name="P5"/>
        <table:table table:name="Table1" table:style-name="Table1">
          <table:table-column table:style-name="Table1.A" table:number-columns-repeated="12"/>
          <table:table-column table:style-name="Table1.M"/>
          <table:table-row>
            <table:table-cell table:number-columns-spanned="2" office:value-type="string">
              <text:p text:style-name="P4">Goals</text:p>
            </table:table-cell>
            <table:covered-table-cell/>
            <table:table-cell table:number-columns-spanned="3" office:value-type="string">
              <text:p text:style-name="P4">Main Technical Skills Goal:</text:p>
            </table:table-cell>
            <table:covered-table-cell/>
            <table:covered-table-cell/>
            <table:table-cell table:number-columns-spanned="3" office:value-type="string">
              <text:p text:style-name="P1">???</text:p>
            </table:table-cell>
            <table:covered-table-cell/>
            <table:covered-table-cell/>
            <table:table-cell table:number-columns-spanned="3" office:value-type="string">
              <text:p text:style-name="P4">Main Component of Fitness Goal:</text:p>
            </table:table-cell>
            <table:covered-table-cell/>
            <table:covered-table-cell/>
            <table:table-cell table:number-columns-spanned="2" office:value-type="string">
              <text:p text:style-name="P1"><text:s/><text:span text:style-name="T1">Lactic</text:span></text:p>
            </table:table-cell>
            <table:covered-table-cell/>
          </table:table-row>
          <table:table-row>
            <table:table-cell office:value-type="string">
              <text:p text:style-name="P1">Weeks/planning area</text:p>
            </table:table-cell>
            <table:table-cell table:number-columns-spanned="2" office:value-type="string">
              <text:p text:style-name="P4">1 16 May</text:p>
            </table:table-cell>
            <table:covered-table-cell/>
            <table:table-cell office:value-type="string">
              <text:p text:style-name="P1">2 23 May</text:p>
            </table:table-cell>
            <table:table-cell table:number-columns-spanned="2" office:value-type="string">
              <text:p text:style-name="P1">3 30 May</text:p>
            </table:table-cell>
            <table:covered-table-cell/>
            <table:table-cell office:value-type="string">
              <text:p text:style-name="P1">4 6 Jun</text:p>
            </table:table-cell>
            <table:table-cell table:number-columns-spanned="2" office:value-type="string">
              <text:p text:style-name="P1">5 13 Jun</text:p>
            </table:table-cell>
            <table:covered-table-cell/>
            <table:table-cell office:value-type="string">
              <text:p text:style-name="P1">6 20 jun</text:p>
            </table:table-cell>
            <table:table-cell table:number-columns-spanned="2" office:value-type="string">
              <text:p text:style-name="P1">7 27 Jun</text:p>
            </table:table-cell>
            <table:covered-table-cell/>
            <table:table-cell office:value-type="string">
              <text:p text:style-name="P1">8 4 Jul</text:p>
            </table:table-cell>
          </table:table-row>
          <table:table-row>
            <table:table-cell office:value-type="string">
              <text:p text:style-name="P2">Fundamental Running Skills:</text:p>
              <text:p text:style-name="P6">ABC’s</text:p>
            </table:table-cell>
            <table:table-cell table:number-columns-spanned="2" office:value-type="string">
              <text:p text:style-name="P1"/>
            </table:table-cell>
            <table:covered-table-cell/>
            <table:table-cell office:value-type="string">
              <text:p text:style-name="P14">Wams up &amp; cool down x 1</text:p>
            </table:table-cell>
            <table:table-cell table:number-columns-spanned="2" office:value-type="string">
              <text:p text:style-name="P14">Wams up &amp; cool down x 1</text:p>
            </table:table-cell>
            <table:covered-table-cell/>
            <table:table-cell office:value-type="string">
              <text:p text:style-name="P14">Wams up &amp; cool down x 1</text:p>
            </table:table-cell>
            <table:table-cell table:number-columns-spanned="2" office:value-type="string">
              <text:p text:style-name="P14">Wams up &amp; cool down x 1</text:p>
            </table:table-cell>
            <table:covered-table-cell/>
            <table:table-cell office:value-type="string">
              <text:p text:style-name="P14">Wams up &amp; cool down x 1</text:p>
            </table:table-cell>
            <table:table-cell table:number-columns-spanned="2" office:value-type="string">
              <text:p text:style-name="P14">Wams up &amp; cool down x 1</text:p>
            </table:table-cell>
            <table:covered-table-cell/>
            <table:table-cell office:value-type="string">
              <text:p text:style-name="P14">Wams up &amp; cool down x 1</text:p>
            </table:table-cell>
          </table:table-row>
          <table:table-row>
            <table:table-cell office:value-type="string">
              <text:p text:style-name="P2">Physical Preparation</text:p>
              <text:p text:style-name="P6">(Strength and conditioning)</text:p>
            </table:table-cell>
            <table:table-cell table:number-columns-spanned="2" office:value-type="string">
              <text:p text:style-name="P1"/>
            </table:table-cell>
            <table:covered-table-cell/>
            <table:table-cell office:value-type="string">
              <text:p text:style-name="P14">1 session x2</text:p>
            </table:table-cell>
            <table:table-cell table:number-columns-spanned="2" office:value-type="string">
              <text:p text:style-name="P14">1 session x 2</text:p>
            </table:table-cell>
            <table:covered-table-cell/>
            <table:table-cell office:value-type="string">
              <text:p text:style-name="P1">1 session x 3</text:p>
            </table:table-cell>
            <table:table-cell table:number-columns-spanned="2" office:value-type="string">
              <text:p text:style-name="P1"/>
            </table:table-cell>
            <table:covered-table-cell/>
            <table:table-cell office:value-type="string">
              <text:p text:style-name="P4"/>
            </table:table-cell>
            <table:table-cell table:number-columns-spanned="2" office:value-type="string">
              <text:p text:style-name="P1"/>
            </table:table-cell>
            <table:covered-table-cell/>
            <table:table-cell office:value-type="string">
              <text:p text:style-name="P1"/>
            </table:table-cell>
          </table:table-row>
          <table:table-row>
            <table:table-cell office:value-type="string">
              <text:p text:style-name="P2">Technical Running Drills</text:p>
              <text:p text:style-name="P6"/>
              <text:p text:style-name="P6"/>
            </table:table-cell>
            <table:table-cell table:number-columns-spanned="2" office:value-type="string">
              <text:p text:style-name="P1"/>
            </table:table-cell>
            <table:covered-table-cell/>
            <table:table-cell office:value-type="string">
              <text:p text:style-name="P1">WUx1</text:p>
            </table:table-cell>
            <table:table-cell table:number-columns-spanned="2" office:value-type="string">
              <text:p text:style-name="P14">WUx1</text:p>
            </table:table-cell>
            <table:covered-table-cell/>
            <table:table-cell office:value-type="string">
              <text:p text:style-name="P14">WUx1</text:p>
            </table:table-cell>
            <table:table-cell table:number-columns-spanned="2" office:value-type="string">
              <text:p text:style-name="P14">WUx1</text:p>
            </table:table-cell>
            <table:covered-table-cell/>
            <table:table-cell office:value-type="string">
              <text:p text:style-name="P14">WUx1</text:p>
            </table:table-cell>
            <table:table-cell table:number-columns-spanned="2" office:value-type="string">
              <text:p text:style-name="P14">WUx1</text:p>
            </table:table-cell>
            <table:covered-table-cell/>
            <table:table-cell office:value-type="string">
              <text:p text:style-name="P14">WUx1</text:p>
            </table:table-cell>
          </table:table-row>
          <table:table-row>
            <table:table-cell office:value-type="string">
              <text:p text:style-name="P2">Fitness: Running activities, endurance, speed</text:p>
            </table:table-cell>
            <table:table-cell table:number-columns-spanned="2" office:value-type="string">
              <text:p text:style-name="P1"/>
            </table:table-cell>
            <table:covered-table-cell/>
            <table:table-cell office:value-type="string">
              <text:p text:style-name="P14">Long run x 1. Interval x1</text:p>
            </table:table-cell>
            <table:table-cell table:number-columns-spanned="2" office:value-type="string">
              <text:p text:style-name="P12">Long run x1</text:p>
              <text:p text:style-name="P12">Interval x1</text:p>
              <text:p text:style-name="P12">Tempo x 1</text:p>
            </table:table-cell>
            <table:covered-table-cell/>
            <table:table-cell office:value-type="string">
              <text:p text:style-name="P1">Long run x 1 Interval x 1 Tempo x1</text:p>
            </table:table-cell>
            <table:table-cell table:number-columns-spanned="2" office:value-type="string">
              <text:p text:style-name="P1">Long run x 1 Race Park run</text:p>
            </table:table-cell>
            <table:covered-table-cell/>
            <table:table-cell office:value-type="string">
              <text:p text:style-name="P14">Long run x1</text:p>
              <text:p text:style-name="P7">Interval x1</text:p>
              <text:p text:style-name="P7">Tempo x 1</text:p>
            </table:table-cell>
            <table:table-cell table:number-columns-spanned="2" office:value-type="string">
              <text:p text:style-name="P14">Long run x1</text:p>
              <text:p text:style-name="P7">Interval x1</text:p>
              <text:p text:style-name="P7">Tempo x 1</text:p>
            </table:table-cell>
            <table:covered-table-cell/>
            <table:table-cell office:value-type="string">
              <text:p text:style-name="P12">Long run x1</text:p>
              <text:p text:style-name="P7">Interval x1</text:p>
              <text:p text:style-name="P7">Tempo x 1</text:p>
            </table:table-cell>
          </table:table-row>
          <table:table-row>
            <table:table-cell office:value-type="string">
              <text:p text:style-name="P6">Other sports</text:p>
              <text:p text:style-name="P6"/>
              <text:p text:style-name="P6"/>
            </table:table-cell>
            <table:table-cell table:number-columns-spanned="2" office:value-type="string">
              <text:p text:style-name="P1"/>
            </table:table-cell>
            <table:covered-table-cell/>
            <table:table-cell office:value-type="string">
              <text:p text:style-name="P1"/>
            </table:table-cell>
            <table:table-cell table:number-columns-spanned="2" office:value-type="string">
              <text:p text:style-name="P1"/>
            </table:table-cell>
            <table:covered-table-cell/>
            <table:table-cell office:value-type="string">
              <text:p text:style-name="P1"/>
            </table:table-cell>
            <table:table-cell table:number-columns-spanned="2" office:value-type="string">
              <text:p text:style-name="P1"/>
            </table:table-cell>
            <table:covered-table-cell/>
            <table:table-cell office:value-type="string">
              <text:p text:style-name="P1"/>
            </table:table-cell>
            <table:table-cell table:number-columns-spanned="2" office:value-type="string">
              <text:p text:style-name="P1"/>
            </table:table-cell>
            <table:covered-table-cell/>
            <table:table-cell office:value-type="string">
              <text:p text:style-name="P1"/>
            </table:table-cell>
          </table:table-row>
          <table:table-row>
            <table:table-cell office:value-type="string">
              <text:p text:style-name="P2">Loadings: High, Medium or Low</text:p>
              <text:p text:style-name="P6"/>
            </table:table-cell>
            <table:table-cell table:number-columns-spanned="2" office:value-type="string">
              <text:p text:style-name="P1">Rest</text:p>
            </table:table-cell>
            <table:covered-table-cell/>
            <table:table-cell office:value-type="string">
              <text:p text:style-name="P1">Low</text:p>
            </table:table-cell>
            <table:table-cell table:number-columns-spanned="2" office:value-type="string">
              <text:p text:style-name="P1">Medium</text:p>
            </table:table-cell>
            <table:covered-table-cell/>
            <table:table-cell office:value-type="string">
              <text:p text:style-name="P1">High</text:p>
            </table:table-cell>
            <table:table-cell table:number-columns-spanned="2" office:value-type="string">
              <text:p text:style-name="P1">Low</text:p>
            </table:table-cell>
            <table:covered-table-cell/>
            <table:table-cell office:value-type="string">
              <text:p text:style-name="P1">Medium</text:p>
            </table:table-cell>
            <table:table-cell table:number-columns-spanned="2" office:value-type="string">
              <text:p text:style-name="P1">High</text:p>
            </table:table-cell>
            <table:covered-table-cell/>
            <table:table-cell office:value-type="string">
              <text:p text:style-name="P1">High</text:p>
            </table:table-cell>
          </table:table-row>
        </table:table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/>
    <style:font-face style:name="Tahoma" svg:font-family="Tahoma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59cm" style:type="center"/>
          <style:tab-stop style:position="15.92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Normal" style:family="paragraph">
      <style:paragraph-properties fo:margin-top="0cm" fo:margin-bottom="0.282cm" loext:contextual-spacing="false" fo:line-height="108%" style:writing-mode="lr-tb"/>
      <style:text-properties style:font-name="Calibri" fo:font-family="Calibri" fo:font-size="11pt" fo:language="en" fo:country="GB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fo:font-size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59cm" style:type="center"/>
          <style:tab-stop style:position="15.921cm" style:type="right"/>
        </style:tab-stops>
      </style:paragraph-properties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lloon_20_Text_20_Char_5f_text" style:display-name="Balloon Text Char_text" style:family="text">
      <style:text-properties style:font-name="Tahoma" fo:font-family="Tahoma" fo:font-size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01cm" fo:margin-bottom="1.251cm" fo:margin-left="2.54cm" fo:margin-right="0.94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initial-creator>Georgina Williams</meta:initial-creator>
    <meta:creation-date>2016-01-06T13:26:00</meta:creation-date>
    <dc:date>2016-03-19T12:05:41.064763000</dc:date>
    <meta:editing-duration>PT59S</meta:editing-duration>
    <meta:editing-cycles>1</meta:editing-cycles>
    <meta:document-statistic meta:table-count="1" meta:image-count="0" meta:object-count="0" meta:page-count="1" meta:paragraph-count="67" meta:word-count="206" meta:character-count="921" meta:non-whitespace-character-count="781"/>
  </office:meta>
</office:document-meta>
</file>